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rescente" table:style-name="ta1">
        <table:shapes>
          <draw:frame draw:z-index="0" draw:style-name="gr1" draw:text-style-name="P1" svg:width="224.38mm" svg:height="123.78mm" svg:x="130.85mm" svg:y="5.06mm">
            <loext:p draw:notify-on-update-of-ranges="Crescente.A2:Crescente.A51 Crescente.B1:Crescente.B1 Crescente.B2:Crescente.B51 Crescente.C1:Crescente.C1 Crescente.C2:Crescente.C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4.38mm" svg:height="123.78mm" svg:x="135.47mm" svg:y="135.47mm">
            <loext:p draw:notify-on-update-of-ranges="Crescente.A2:Crescente.A51 Crescente.C1:Crescente.C1 Crescente.C2:Crescente.C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ercao</text:p>
          </table:table-cell>
          <table:table-cell office:value-type="string" calcext:value-type="string">
            <text:p>intercalaca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ecrescente" table:style-name="ta1">
        <table:shapes>
          <draw:frame draw:z-index="0" draw:style-name="gr1" draw:text-style-name="P1" svg:width="224.38mm" svg:height="123.78mm" svg:x="108.73mm" svg:y="4.52mm">
            <loext:p draw:notify-on-update-of-ranges="Decrescente.A2:Decrescente.A51 Decrescente.B1:Decrescente.B1 Decrescente.B2:Decrescente.B51 Decrescente.C1:Decrescente.C1 Decrescente.C2:Decrescente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4.38mm" svg:height="123.78mm" svg:x="112.89mm" svg:y="135.46mm">
            <loext:p draw:notify-on-update-of-ranges="Decrescente.A2:Decrescente.A51 Decrescente.C1:Decrescente.C1 Decrescente.C2:Decrescente.C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ercao</text:p>
          </table:table-cell>
          <table:table-cell office:value-type="string" calcext:value-type="string">
            <text:p>intercalaca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Aleatorio" table:style-name="ta1">
        <table:shapes>
          <draw:frame draw:z-index="0" draw:style-name="gr1" draw:text-style-name="P1" svg:width="224.38mm" svg:height="123.78mm" svg:x="113.73mm" svg:y="4.52mm">
            <loext:p draw:notify-on-update-of-ranges="Aleatorio.A2:Aleatorio.A51 Aleatorio.B1:Aleatorio.B1 Aleatorio.B2:Aleatorio.B51 Aleatorio.C1:Aleatorio.C1 Aleatorio.C2:Aleatorio.C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24.38mm" svg:height="123.78mm" svg:x="112.89mm" svg:y="135.46mm">
            <loext:p draw:notify-on-update-of-ranges="Aleatorio.A2:Aleatorio.A51 Aleatorio.C1:Aleatorio.C1 Aleatorio.C2:Aleatorio.C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ercao</text:p>
          </table:table-cell>
          <table:table-cell office:value-type="string" calcext:value-type="string">
            <text:p>intercalaca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ibo1" table:style-name="ta1">
        <table:shapes>
          <draw:frame draw:z-index="0" draw:style-name="gr1" draw:text-style-name="P1" svg:width="224.38mm" svg:height="123.78mm" svg:x="113.73mm" svg:y="4.52mm">
            <loext:p draw:notify-on-update-of-ranges="Fibo1.A2:Fibo1.A51 Fibo1.B1:Fibo1.B1 Fibo1.B2:Fibo1.B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ibo2" table:style-name="ta1">
        <table:shapes>
          <draw:frame draw:z-index="0" draw:style-name="gr1" draw:text-style-name="P1" svg:width="224.38mm" svg:height="123.78mm" svg:x="113.73mm" svg:y="4.52mm">
            <loext:p draw:notify-on-update-of-ranges="Fibo2.A2:Fibo2.A51 Fibo2.B1:Fibo2.B1 Fibo2.B2:Fibo2.B5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21" calcext:value-type="float">
            <text:p>137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969" calcext:value-type="float">
            <text:p>229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828" calcext:value-type="float">
            <text:p>368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8:09:55.8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5:02.682000000</meta:creation-date>
    <dc:date>2017-08-17T18:39:36.774000000</dc:date>
    <meta:editing-duration>PT6H31M41S</meta:editing-duration>
    <meta:editing-cycles>28</meta:editing-cycles>
    <meta:generator>LibreOffice/5.1.0.3$Windows_X86_64 LibreOffice_project/5e3e00a007d9b3b6efb6797a8b8e57b51ab1f737</meta:generator>
    <meta:document-statistic meta:table-count="5" meta:cell-count="6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Decrescente.A1:Decrescente.C51" chart:data-source-has-labels="both" svg:x="1.459cm" svg:y="1.409cm" svg:width="20.532cm" svg:height="9.742cm">
          <chartooo:coordinate-region svg:x="2.266cm" svg:y="1.409cm" svg:width="19.725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Decrescente.A2:Decrescente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Decrescente.B2:Decrescente.B51" chart:label-cell-address="Decrescente.B1:Decrescente.B1" chart:class="chart:bar">
            <chart:data-point chart:repeated="50"/>
          </chart:series>
          <chart:series chart:style-name="ch10" chart:values-cell-range-address="Decrescente.C2:Decrescente.C51" chart:label-cell-address="Decrescente.C1:Decrescente.C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cao</text:p>
                <draw:g>
                  <svg:desc>Decrescente.B1:Decrescente.B1</svg:desc>
                </draw:g>
              </table:table-cell>
              <table:table-cell office:value-type="string">
                <text:p>intercalacao</text:p>
                <draw:g>
                  <svg:desc>Decrescente.C1:Decrescente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ecrescente.A2:Decrescente.A51</svg:desc>
                </draw:g>
              </table:table-cell>
              <table:table-cell office:value-type="float" office:value="2">
                <text:p>2</text:p>
                <draw:g>
                  <svg:desc>Decrescente.B2:Decrescente.B51</svg:desc>
                </draw:g>
              </table:table-cell>
              <table:table-cell office:value-type="float" office:value="1">
                <text:p>1</text:p>
                <draw:g>
                  <svg:desc>Decrescente.C2:Decrescente.C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45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77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92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26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72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06">
                <text:p>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12">
                <text:p>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62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90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534">
                <text:p>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560">
                <text:p>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600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3">
                <text:p>67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Crescente.A1:Crescente.C51" chart:data-source-has-labels="both" svg:x="1.459cm" svg:y="1.409cm" svg:width="20.532cm" svg:height="9.742cm">
          <chartooo:coordinate-region svg:x="2.08cm" svg:y="1.409cm" svg:width="19.911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Crescente.A2:Crescente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Crescente.B2:Crescente.B51" chart:label-cell-address="Crescente.B1:Crescente.B1" chart:class="chart:bar">
            <chart:data-point chart:repeated="50"/>
          </chart:series>
          <chart:series chart:style-name="ch10" chart:values-cell-range-address="Crescente.C2:Crescente.C51" chart:label-cell-address="Crescente.C1:Crescente.C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cao</text:p>
                <draw:g>
                  <svg:desc>Crescente.B1:Crescente.B1</svg:desc>
                </draw:g>
              </table:table-cell>
              <table:table-cell office:value-type="string">
                <text:p>intercalacao</text:p>
                <draw:g>
                  <svg:desc>Crescente.C1:Crescente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rescente.A2:Crescente.A51</svg:desc>
                </draw:g>
              </table:table-cell>
              <table:table-cell office:value-type="float" office:value="0">
                <text:p>0</text:p>
                <draw:g>
                  <svg:desc>Crescente.B2:Crescente.B51</svg:desc>
                </draw:g>
              </table:table-cell>
              <table:table-cell office:value-type="float" office:value="1">
                <text:p>1</text:p>
                <draw:g>
                  <svg:desc>Crescente.C2:Crescente.C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Aleatorio.A1:Aleatorio.C51" chart:data-source-has-labels="both" svg:x="1.459cm" svg:y="1.409cm" svg:width="20.532cm" svg:height="9.742cm">
          <chartooo:coordinate-region svg:x="2.266cm" svg:y="1.409cm" svg:width="19.725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Aleatorio.A2:Aleatorio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Aleatorio.B2:Aleatorio.B51" chart:label-cell-address="Aleatorio.B1:Aleatorio.B1" chart:class="chart:bar">
            <chart:data-point chart:repeated="50"/>
          </chart:series>
          <chart:series chart:style-name="ch10" chart:values-cell-range-address="Aleatorio.C2:Aleatorio.C51" chart:label-cell-address="Aleatorio.C1:Aleatorio.C1" chart:class="chart:ba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cao</text:p>
                <draw:g>
                  <svg:desc>Aleatorio.B1:Aleatorio.B1</svg:desc>
                </draw:g>
              </table:table-cell>
              <table:table-cell office:value-type="string">
                <text:p>intercalacao</text:p>
                <draw:g>
                  <svg:desc>Aleatorio.C1:Aleatorio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leatorio.A2:Aleatorio.A51</svg:desc>
                </draw:g>
              </table:table-cell>
              <table:table-cell office:value-type="float" office:value="0">
                <text:p>0</text:p>
                <draw:g>
                  <svg:desc>Aleatorio.B2:Aleatorio.B51</svg:desc>
                </draw:g>
              </table:table-cell>
              <table:table-cell office:value-type="float" office:value="0">
                <text:p>0</text:p>
                <draw:g>
                  <svg:desc>Aleatorio.C2:Aleatorio.C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79">
                <text:p>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73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93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09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54">
                <text:p>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0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09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89">
                <text:p>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24">
                <text:p>3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35">
                <text:p>33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Crescente.A2:Crescente.A51 Crescente.C1:Crescente.C51" chart:data-source-has-labels="both" svg:x="1.459cm" svg:y="1.409cm" svg:width="20.532cm" svg:height="9.742cm">
          <chartooo:coordinate-region svg:x="2.08cm" svg:y="1.409cm" svg:width="19.911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Crescente.A2:Crescente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Crescente.C2:Crescente.C51" chart:label-cell-address="Crescente.C1:Crescente.C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calacao</text:p>
                <draw:g>
                  <svg:desc>Crescente.C1:Crescente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rescente.A2:Crescente.A51</svg:desc>
                </draw:g>
              </table:table-cell>
              <table:table-cell office:value-type="float" office:value="1">
                <text:p>1</text:p>
                <draw:g>
                  <svg:desc>Crescente.C2:Crescente.C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Decrescente.A2:Decrescente.A51 Decrescente.C1:Decrescente.C51" chart:data-source-has-labels="both" svg:x="1.459cm" svg:y="1.409cm" svg:width="20.532cm" svg:height="9.742cm">
          <chartooo:coordinate-region svg:x="2.186cm" svg:y="1.409cm" svg:width="19.805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Decrescente.A2:Decrescente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Decrescente.C2:Decrescente.C51" chart:label-cell-address="Decrescente.C1:Decrescente.C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calacao</text:p>
                <draw:g>
                  <svg:desc>Decrescente.C1:Decrescente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ecrescente.A2:Decrescente.A51</svg:desc>
                </draw:g>
              </table:table-cell>
              <table:table-cell office:value-type="float" office:value="1">
                <text:p>1</text:p>
                <draw:g>
                  <svg:desc>Decrescente.C2:Decrescente.C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Aleatorio.A2:Aleatorio.A51 Aleatorio.C1:Aleatorio.C51" chart:data-source-has-labels="both" svg:x="1.459cm" svg:y="1.409cm" svg:width="20.532cm" svg:height="9.742cm">
          <chartooo:coordinate-region svg:x="2.08cm" svg:y="1.409cm" svg:width="19.911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Aleatorio.A2:Aleatorio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Aleatorio.C2:Aleatorio.C51" chart:label-cell-address="Aleatorio.C1:Aleatorio.C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calacao</text:p>
                <draw:g>
                  <svg:desc>Aleatorio.C1:Aleatorio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Aleatorio.A2:Aleatorio.A51</svg:desc>
                </draw:g>
              </table:table-cell>
              <table:table-cell office:value-type="float" office:value="0">
                <text:p>0</text:p>
                <draw:g>
                  <svg:desc>Aleatorio.C2:Aleatorio.C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Fibo1.A1:Fibo1.B51" chart:data-source-has-labels="both" svg:x="1.459cm" svg:y="1.409cm" svg:width="20.532cm" svg:height="9.742cm">
          <chartooo:coordinate-region svg:x="2.186cm" svg:y="1.608cm" svg:width="19.805cm" svg:height="8.896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Fibo1.A2:Fibo1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Fibo1.B2:Fibo1.B51" chart:label-cell-address="Fibo1.B1:Fibo1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Fibo1.B1:Fibo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bo1.A2:Fibo1.A51</svg:desc>
                </draw:g>
              </table:table-cell>
              <table:table-cell office:value-type="float" office:value="0">
                <text:p>0</text:p>
                <draw:g>
                  <svg:desc>Fibo1.B2:Fibo1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Fibo2.A1:Fibo2.B51" chart:data-source-has-labels="both" svg:x="1.459cm" svg:y="1.409cm" svg:width="20.532cm" svg:height="9.742cm">
          <chartooo:coordinate-region svg:x="2.636cm" svg:y="1.608cm" svg:width="19.355cm" svg:height="8.896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Fibo2.A2:Fibo2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Fibo2.B2:Fibo2.B51" chart:label-cell-address="Fibo2.B1:Fibo2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Fibo2.B1:Fibo2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bo2.A2:Fibo2.A51</svg:desc>
                </draw:g>
              </table:table-cell>
              <table:table-cell office:value-type="float" office:value="0">
                <text:p>0</text:p>
                <draw:g>
                  <svg:desc>Fibo2.B2:Fibo2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721">
                <text:p>1372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2969">
                <text:p>229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6828">
                <text:p>368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